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25-01-02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24-01-0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23-01-04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22-01-0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21-01-07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20-01-02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9-01-0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8568" calcext:value-type="float">
            <text:p>93.6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8-01-0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7-01-03 18:45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5248" calcext:value-type="float">
            <text:p>93.8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6-01-06 19:53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5-01-07 17:14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4-01-07 18:55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3-01-07 19:19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2-01-03 19:27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1-01-04 18:4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10-01-05 19:1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09-01-07 21:07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08-01-15 20:3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06-01-05 20:3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05-01-10 19:48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04-01-05 16:56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03-01-09 17:52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02-01-07 00:0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5100473901</text:p>
          </table:table-cell>
          <table:table-cell office:value-type="string" calcext:value-type="string">
            <text:p>2001-01-06 17:1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